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fo:margin-left="-0.0007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" officeooo:rsid="0014ecf3" officeooo:paragraph-rsid="001847f9"/>
    </style:style>
    <style:style style:name="P2" style:family="paragraph" style:parent-style-name="Standard">
      <style:text-properties style:font-name="Nimbus Sans" officeooo:rsid="0014ecf3" officeooo:paragraph-rsid="0025cd8c"/>
    </style:style>
    <style:style style:name="P3" style:family="paragraph" style:parent-style-name="Standard">
      <style:paragraph-properties fo:text-align="center" style:justify-single-word="false"/>
      <style:text-properties style:font-name="Nimbus Sans" officeooo:paragraph-rsid="001d1d15"/>
    </style:style>
    <style:style style:name="P4" style:family="paragraph" style:parent-style-name="Standard">
      <style:paragraph-properties fo:text-align="center" style:justify-single-word="false"/>
      <style:text-properties style:font-name="Nimbus Sans" officeooo:paragraph-rsid="0021c2c8"/>
    </style:style>
    <style:style style:name="P5" style:family="paragraph" style:parent-style-name="Standard">
      <style:paragraph-properties fo:text-align="center" style:justify-single-word="false"/>
      <style:text-properties style:font-name="Nimbus Sans" officeooo:paragraph-rsid="0025cd8c"/>
    </style:style>
    <style:style style:name="P6" style:family="paragraph" style:parent-style-name="Standard">
      <style:paragraph-properties fo:text-align="center" style:justify-single-word="false"/>
      <style:text-properties style:font-name="Nimbus San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Sans" fo:font-size="13pt" fo:font-weight="bold" officeooo:paragraph-rsid="0025cd8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25cd8c"/>
    </style:style>
    <style:style style:name="P11" style:family="paragraph" style:parent-style-name="Table_20_Contents">
      <style:text-properties style:font-name="Nimbus Sans"/>
    </style:style>
    <style:style style:name="P12" style:family="paragraph" style:parent-style-name="Table_20_Contents">
      <style:text-properties style:font-name="Nimbus Sans" officeooo:rsid="0014ecf3" officeooo:paragraph-rsid="0014ecf3"/>
    </style:style>
    <style:style style:name="P13" style:family="paragraph" style:parent-style-name="Table_20_Contents">
      <style:text-properties style:font-name="Nimbus Sans" officeooo:rsid="0014ecf3" officeooo:paragraph-rsid="0025cd8c"/>
    </style:style>
    <style:style style:name="P14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14ecf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25cd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404b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5cd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mbus Sans"/>
    </style:style>
    <style:style style:name="P19" style:family="paragraph" style:parent-style-name="Table_20_Contents">
      <style:paragraph-properties fo:text-align="center" style:justify-single-word="false"/>
      <style:text-properties style:font-name="Nimbus Sans" officeooo:paragraph-rsid="0025cd8c"/>
    </style:style>
    <style:style style:name="P20" style:family="paragraph" style:parent-style-name="Table_20_Contents">
      <style:text-properties style:font-name="Nimbus Sans" fo:font-size="11pt" fo:font-weight="bold" officeooo:rsid="0014ecf3" officeooo:paragraph-rsid="0014ecf3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Nimbus Sans" fo:font-size="11pt" fo:font-weight="bold" officeooo:rsid="0014ecf3" officeooo:paragraph-rsid="0025cd8c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Nimbus Sans" fo:font-size="11pt" fo:font-weight="bold" officeooo:rsid="0025cd8c" officeooo:paragraph-rsid="0025cd8c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Nimbus Sans" officeooo:paragraph-rsid="0025cd8c"/>
    </style:style>
    <style:style style:name="P26" style:family="paragraph" style:parent-style-name="Table_20_Contents">
      <style:text-properties style:font-name="Nimbus Sans" fo:font-size="11pt" fo:font-weight="bold" officeooo:rsid="0014ecf3" officeooo:paragraph-rsid="0026eda3" style:font-size-asian="11pt" style:font-weight-asian="bold" style:font-size-complex="11pt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 draw:fill-color="#ffffff"/>
      <style:paragraph-properties style:writing-mode="lr-tb"/>
      <style:text-properties style:font-name="Nimbus Sans" fo:font-size="12pt" style:font-name-complex="Nimbus Sans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style:font-name="Nimbus Sans" fo:font-size="12pt" style:font-name-complex="Nimbus Sans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 table:style-name="TableLine94834312880240">
          <table:table-cell table:style-name="Table1.A1" table:number-columns-spanned="3" office:value-type="string">
            <text:p text:style-name="P20">Kahve:</text:p>
          </table:table-cell>
          <table:covered-table-cell/>
          <table:covered-table-cell/>
          <table:table-cell table:style-name="Table1.A1" table:number-columns-spanned="2" office:value-type="string">
            <text:p text:style-name="P26"><text:span text:style-name="T3">Kavrum</text:span>:</text:p>
          </table:table-cell>
          <table:covered-table-cell/>
          <table:table-cell table:style-name="Table1.A1" table:number-rows-spanned="2" table:number-columns-spanned="2" office:value-type="string">
            <text:p text:style-name="P22">Demleme:</text:p>
          </table:table-cell>
          <table:covered-table-cell/>
          <table:table-cell table:style-name="Table1.H1" office:value-type="string">
            <text:p text:style-name="P8">T/<text:span text:style-name="T2">S</text:span>: </text:p>
          </table:table-cell>
        </table:table-row>
        <table:table-row table:style-name="TableLine94834313655520">
          <table:table-cell table:style-name="Table1.A2" table:number-columns-spanned="3" office:value-type="string">
            <text:p text:style-name="P22">Mekan:</text:p>
          </table:table-cell>
          <table:covered-table-cell/>
          <table:covered-table-cell/>
          <table:table-cell table:style-name="Table1.A2" table:number-columns-spanned="2" office:value-type="string">
            <text:p text:style-name="P24">Ögütme:</text:p>
          </table:table-cell>
          <table:covered-table-cell/>
          <table:covered-table-cell/>
          <table:covered-table-cell/>
          <table:table-cell table:style-name="Table1.H2" office:value-type="string">
            <text:p text:style-name="P6"><text:s text:c="3"/>/ <text:span text:style-name="T1">10</text:span><text:span text:style-name="T2">0</text:span></text:p>
          </table:table-cell>
        </table:table-row>
        <table:table-row table:style-name="TableLine94834313656336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>Aroma</text:p>
          </table:table-cell>
          <table:table-cell table:style-name="Table1.A2" table:number-columns-spanned="2" office:value-type="string">
            <text:p text:style-name="P14">Asidite</text:p>
          </table:table-cell>
          <table:covered-table-cell/>
          <table:table-cell table:style-name="Table1.A2" office:value-type="string">
            <text:p text:style-name="P14">Tatlılık</text:p>
          </table:table-cell>
          <table:table-cell table:style-name="Table1.A2" office:value-type="string">
            <text:p text:style-name="P14">Gövde</text:p>
          </table:table-cell>
          <table:table-cell table:style-name="Table1.A2" office:value-type="string">
            <text:p text:style-name="P14">Bitiş</text:p>
          </table:table-cell>
          <table:table-cell table:style-name="Table1.H2" office:value-type="string">
            <text:p text:style-name="P16">Diğer</text:p>
          </table:table-cell>
        </table:table-row>
        <table:table-row table:style-name="TableLine94834313653200">
          <table:table-cell table:style-name="Table1.A2" office:value-type="string">
            <text:p text:style-name="P1"><draw:frame text:anchor-type="as-char" svg:y="0.0217in" draw:z-index="0" draw:name="Shape1" draw:style-name="gr5" draw:text-style-name="P29" svg:width="0.5031in" svg:height="0.2606in" draw:transform="rotate (1.58109376938166) translate (0.00486111111111111in 0.527083333333333in)"><draw:text-box><text:p><text:span text:style-name="T4">N</text:span><text:span text:style-name="T4">i</text:span><text:span text:style-name="T4">c</text:span><text:span text:style-name="T4">e</text:span><text:span text:style-name="T4">l</text:span><text:span text:style-name="T4">i</text:span><text:span text:style-name="T4">k</text:span></text:p></draw:text-box></draw:frame></text:p>
          </table:table-cell>
          <table:table-cell table:style-name="Table1.A2" office:value-type="string">
            <text:p text:style-name="P18"/>
            <text:p text:style-name="P18"><draw:g text:anchor-type="as-char" draw:z-index="3" draw:name="DrawObject1" draw:style-name="gr1"><draw:line draw:name="Shape3" draw:style-name="gr2" draw:text-style-name="P27" svg:x1="0in" svg:y1="0.0681in" svg:x2="0.9142in" svg:y2="0.0681in"><text:p/></draw:line><draw:line draw:name="Shape4" draw:style-name="gr2" draw:text-style-name="P27" svg:x1="0in" svg:y1="0in" svg:x2="0in" svg:y2="0.1299in"><text:p/></draw:line><draw:line draw:name="Shape4_1" draw:style-name="gr2" draw:text-style-name="P28" svg:x1="0.9165in" svg:y1="0.0047in" svg:x2="0.9165in" svg:y2="0.1354in"><text:p/></draw:line><draw:line draw:name="Shape4_0" draw:style-name="gr2" draw:text-style-name="P28" svg:x1="0.4685in" svg:y1="0.002in" svg:x2="0.4685in" svg:y2="0.1327in"><text:p/></draw:line><draw:line draw:name="Shape5" draw:style-name="gr2" draw:text-style-name="P28" svg:x1="0.2319in" svg:y1="0.0406in" svg:x2="0.2319in" svg:y2="0.087in"><text:p/></draw:line><draw:line draw:name="Shape5_0" draw:style-name="gr2" draw:text-style-name="P27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4" draw:name="DrawObject1_0" draw:style-name="gr1"><draw:line draw:name="Shape3_1" draw:style-name="gr2" draw:text-style-name="P27" svg:x1="0in" svg:y1="0.0681in" svg:x2="0.9142in" svg:y2="0.0681in"><text:p/></draw:line><draw:line draw:name="Shape4_5" draw:style-name="gr2" draw:text-style-name="P27" svg:x1="0in" svg:y1="0in" svg:x2="0in" svg:y2="0.1299in"><text:p/></draw:line><draw:line draw:name="Shape4_6" draw:style-name="gr2" draw:text-style-name="P28" svg:x1="0.9165in" svg:y1="0.0047in" svg:x2="0.9165in" svg:y2="0.1354in"><text:p/></draw:line><draw:line draw:name="Shape4_7" draw:style-name="gr2" draw:text-style-name="P28" svg:x1="0.4685in" svg:y1="0.002in" svg:x2="0.4685in" svg:y2="0.1327in"><text:p/></draw:line><draw:line draw:name="Shape5_3" draw:style-name="gr2" draw:text-style-name="P28" svg:x1="0.2319in" svg:y1="0.0406in" svg:x2="0.2319in" svg:y2="0.087in"><text:p/></draw:line><draw:line draw:name="Shape5_4" draw:style-name="gr2" draw:text-style-name="P27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5" draw:name="DrawObject1_1" draw:style-name="gr1"><draw:line draw:name="Shape3_2" draw:style-name="gr2" draw:text-style-name="P27" svg:x1="0in" svg:y1="0.0681in" svg:x2="0.9142in" svg:y2="0.0681in"><text:p/></draw:line><draw:line draw:name="Shape4_8" draw:style-name="gr2" draw:text-style-name="P27" svg:x1="0in" svg:y1="0in" svg:x2="0in" svg:y2="0.1299in"><text:p/></draw:line><draw:line draw:name="Shape4_9" draw:style-name="gr2" draw:text-style-name="P28" svg:x1="0.9165in" svg:y1="0.0047in" svg:x2="0.9165in" svg:y2="0.1354in"><text:p/></draw:line><draw:line draw:name="Shape4_10" draw:style-name="gr2" draw:text-style-name="P28" svg:x1="0.4685in" svg:y1="0.002in" svg:x2="0.4685in" svg:y2="0.1327in"><text:p/></draw:line><draw:line draw:name="Shape5_5" draw:style-name="gr2" draw:text-style-name="P28" svg:x1="0.2319in" svg:y1="0.0406in" svg:x2="0.2319in" svg:y2="0.087in"><text:p/></draw:line><draw:line draw:name="Shape5_6" draw:style-name="gr2" draw:text-style-name="P27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8" draw:name="DrawObject1_5" draw:style-name="gr1"><draw:line draw:name="Shape3_6" draw:style-name="gr2" draw:text-style-name="P27" svg:x1="0in" svg:y1="0.0681in" svg:x2="0.9142in" svg:y2="0.0681in"><text:p/></draw:line><draw:line draw:name="Shape4_20" draw:style-name="gr2" draw:text-style-name="P27" svg:x1="0in" svg:y1="0in" svg:x2="0in" svg:y2="0.1299in"><text:p/></draw:line><draw:line draw:name="Shape4_21" draw:style-name="gr2" draw:text-style-name="P28" svg:x1="0.9165in" svg:y1="0.0047in" svg:x2="0.9165in" svg:y2="0.1354in"><text:p/></draw:line><draw:line draw:name="Shape4_22" draw:style-name="gr2" draw:text-style-name="P28" svg:x1="0.4685in" svg:y1="0.002in" svg:x2="0.4685in" svg:y2="0.1327in"><text:p/></draw:line><draw:line draw:name="Shape5_13" draw:style-name="gr2" draw:text-style-name="P28" svg:x1="0.2319in" svg:y1="0.0406in" svg:x2="0.2319in" svg:y2="0.087in"><text:p/></draw:line><draw:line draw:name="Shape5_14" draw:style-name="gr2" draw:text-style-name="P27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0" draw:name="DrawObject1_3" draw:style-name="gr1"><draw:line draw:name="Shape3_4" draw:style-name="gr2" draw:text-style-name="P27" svg:x1="0in" svg:y1="0.0681in" svg:x2="0.9142in" svg:y2="0.0681in"><text:p/></draw:line><draw:line draw:name="Shape4_14" draw:style-name="gr2" draw:text-style-name="P27" svg:x1="0in" svg:y1="0in" svg:x2="0in" svg:y2="0.1299in"><text:p/></draw:line><draw:line draw:name="Shape4_15" draw:style-name="gr2" draw:text-style-name="P28" svg:x1="0.9165in" svg:y1="0.0047in" svg:x2="0.9165in" svg:y2="0.1354in"><text:p/></draw:line><draw:line draw:name="Shape4_16" draw:style-name="gr2" draw:text-style-name="P28" svg:x1="0.4685in" svg:y1="0.002in" svg:x2="0.4685in" svg:y2="0.1327in"><text:p/></draw:line><draw:line draw:name="Shape5_9" draw:style-name="gr2" draw:text-style-name="P28" svg:x1="0.2319in" svg:y1="0.0406in" svg:x2="0.2319in" svg:y2="0.087in"><text:p/></draw:line><draw:line draw:name="Shape5_10" draw:style-name="gr2" draw:text-style-name="P27" svg:x1="0.7004in" svg:y1="0.0453in" svg:x2="0.7004in" svg:y2="0.0909in"><text:p/></draw:line></draw:g></text:p>
          </table:table-cell>
          <table:table-cell table:style-name="Table1.H2" table:number-rows-spanned="3" office:value-type="string">
            <text:p text:style-name="P11"/>
          </table:table-cell>
        </table:table-row>
        <table:table-row table:style-name="TableLine94834313369840">
          <table:table-cell table:style-name="Table1.A2" office:value-type="string">
            <text:p text:style-name="P1"><draw:frame text:anchor-type="as-char" svg:y="-0.1929in" draw:z-index="1" draw:name="Shape2" draw:style-name="gr4" draw:text-style-name="P29" svg:width="0.4677in" svg:height="0.2323in" draw:transform="rotate (1.56486220733812) translate (0in 0.274305555555555in)"><draw:text-box><text:p><text:span text:style-name="T4">N</text:span><text:span text:style-name="T4">i</text:span><text:span text:style-name="T4">t</text:span><text:span text:style-name="T4">e</text:span><text:span text:style-name="T4">l</text:span><text:span text:style-name="T4">i</text:span><text:span text:style-name="T4">k</text:span></text:p></draw:text-box></draw:frame></text:p>
          </table:table-cell>
          <table:table-cell table:style-name="Table1.A2" office:value-type="string">
            <text:p text:style-name="P18"/>
            <text:p text:style-name="P4"><draw:g text:anchor-type="as-char" draw:z-index="12" draw:name="DrawObject1_8" draw:style-name="gr1"><draw:line draw:name="Shape3_9" draw:style-name="gr2" draw:text-style-name="P27" svg:x1="0in" svg:y1="0.0681in" svg:x2="0.9142in" svg:y2="0.0681in"><text:p/></draw:line><draw:line draw:name="Shape4_29" draw:style-name="gr2" draw:text-style-name="P27" svg:x1="0in" svg:y1="0in" svg:x2="0in" svg:y2="0.1299in"><text:p/></draw:line><draw:line draw:name="Shape4_30" draw:style-name="gr2" draw:text-style-name="P28" svg:x1="0.9165in" svg:y1="0.0047in" svg:x2="0.9165in" svg:y2="0.1354in"><text:p/></draw:line><draw:line draw:name="Shape4_31" draw:style-name="gr2" draw:text-style-name="P28" svg:x1="0.4685in" svg:y1="0.002in" svg:x2="0.4685in" svg:y2="0.1327in"><text:p/></draw:line><draw:line draw:name="Shape5_19" draw:style-name="gr2" draw:text-style-name="P28" svg:x1="0.2319in" svg:y1="0.0406in" svg:x2="0.2319in" svg:y2="0.087in"><text:p/></draw:line><draw:line draw:name="Shape5_20" draw:style-name="gr2" draw:text-style-name="P27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6" draw:name="DrawObject1_2" draw:style-name="gr1"><draw:line draw:name="Shape3_3" draw:style-name="gr2" draw:text-style-name="P27" svg:x1="0in" svg:y1="0.0681in" svg:x2="0.9142in" svg:y2="0.0681in"><text:p/></draw:line><draw:line draw:name="Shape4_11" draw:style-name="gr2" draw:text-style-name="P27" svg:x1="0in" svg:y1="0in" svg:x2="0in" svg:y2="0.1299in"><text:p/></draw:line><draw:line draw:name="Shape4_12" draw:style-name="gr2" draw:text-style-name="P28" svg:x1="0.9165in" svg:y1="0.0047in" svg:x2="0.9165in" svg:y2="0.1354in"><text:p/></draw:line><draw:line draw:name="Shape4_13" draw:style-name="gr2" draw:text-style-name="P28" svg:x1="0.4685in" svg:y1="0.002in" svg:x2="0.4685in" svg:y2="0.1327in"><text:p/></draw:line><draw:line draw:name="Shape5_7" draw:style-name="gr2" draw:text-style-name="P28" svg:x1="0.2319in" svg:y1="0.0406in" svg:x2="0.2319in" svg:y2="0.087in"><text:p/></draw:line><draw:line draw:name="Shape5_8" draw:style-name="gr2" draw:text-style-name="P27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7" draw:name="DrawObject1_4" draw:style-name="gr1"><draw:line draw:name="Shape3_5" draw:style-name="gr2" draw:text-style-name="P27" svg:x1="0in" svg:y1="0.0681in" svg:x2="0.9142in" svg:y2="0.0681in"><text:p/></draw:line><draw:line draw:name="Shape4_17" draw:style-name="gr2" draw:text-style-name="P27" svg:x1="0in" svg:y1="0in" svg:x2="0in" svg:y2="0.1299in"><text:p/></draw:line><draw:line draw:name="Shape4_18" draw:style-name="gr2" draw:text-style-name="P28" svg:x1="0.9165in" svg:y1="0.0047in" svg:x2="0.9165in" svg:y2="0.1354in"><text:p/></draw:line><draw:line draw:name="Shape4_19" draw:style-name="gr2" draw:text-style-name="P28" svg:x1="0.4685in" svg:y1="0.002in" svg:x2="0.4685in" svg:y2="0.1327in"><text:p/></draw:line><draw:line draw:name="Shape5_11" draw:style-name="gr2" draw:text-style-name="P28" svg:x1="0.2319in" svg:y1="0.0406in" svg:x2="0.2319in" svg:y2="0.087in"><text:p/></draw:line><draw:line draw:name="Shape5_12" draw:style-name="gr2" draw:text-style-name="P27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9" draw:name="DrawObject1_6" draw:style-name="gr1"><draw:line draw:name="Shape3_7" draw:style-name="gr2" draw:text-style-name="P27" svg:x1="0in" svg:y1="0.0681in" svg:x2="0.9142in" svg:y2="0.0681in"><text:p/></draw:line><draw:line draw:name="Shape4_23" draw:style-name="gr2" draw:text-style-name="P27" svg:x1="0in" svg:y1="0in" svg:x2="0in" svg:y2="0.1299in"><text:p/></draw:line><draw:line draw:name="Shape4_24" draw:style-name="gr2" draw:text-style-name="P28" svg:x1="0.9165in" svg:y1="0.0047in" svg:x2="0.9165in" svg:y2="0.1354in"><text:p/></draw:line><draw:line draw:name="Shape4_25" draw:style-name="gr2" draw:text-style-name="P28" svg:x1="0.4685in" svg:y1="0.002in" svg:x2="0.4685in" svg:y2="0.1327in"><text:p/></draw:line><draw:line draw:name="Shape5_15" draw:style-name="gr2" draw:text-style-name="P28" svg:x1="0.2319in" svg:y1="0.0406in" svg:x2="0.2319in" svg:y2="0.087in"><text:p/></draw:line><draw:line draw:name="Shape5_16" draw:style-name="gr2" draw:text-style-name="P27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1" draw:name="DrawObject1_7" draw:style-name="gr1"><draw:line draw:name="Shape3_8" draw:style-name="gr2" draw:text-style-name="P27" svg:x1="0in" svg:y1="0.0681in" svg:x2="0.9142in" svg:y2="0.0681in"><text:p/></draw:line><draw:line draw:name="Shape4_26" draw:style-name="gr2" draw:text-style-name="P27" svg:x1="0in" svg:y1="0in" svg:x2="0in" svg:y2="0.1299in"><text:p/></draw:line><draw:line draw:name="Shape4_27" draw:style-name="gr2" draw:text-style-name="P28" svg:x1="0.9165in" svg:y1="0.0047in" svg:x2="0.9165in" svg:y2="0.1354in"><text:p/></draw:line><draw:line draw:name="Shape4_28" draw:style-name="gr2" draw:text-style-name="P28" svg:x1="0.4685in" svg:y1="0.002in" svg:x2="0.4685in" svg:y2="0.1327in"><text:p/></draw:line><draw:line draw:name="Shape5_17" draw:style-name="gr2" draw:text-style-name="P28" svg:x1="0.2319in" svg:y1="0.0406in" svg:x2="0.2319in" svg:y2="0.087in"><text:p/></draw:line><draw:line draw:name="Shape5_18" draw:style-name="gr2" draw:text-style-name="P27" svg:x1="0.7004in" svg:y1="0.0453in" svg:x2="0.7004in" svg:y2="0.0909in"><text:p/></draw:line></draw:g></text:p>
          </table:table-cell>
          <table:covered-table-cell/>
        </table:table-row>
        <table:table-row table:style-name="TableLine94834313659088">
          <table:table-cell table:style-name="Table1.A2" office:value-type="string">
            <text:p text:style-name="P1"/>
            <text:p text:style-name="P1"><draw:frame text:anchor-type="as-char" draw:z-index="2" draw:name="Shape2_0" draw:style-name="gr3" draw:text-style-name="P29" svg:width="0.5524in" svg:height="0.2295in" draw:transform="rotate (1.56102248298373) translate (0in 0.275in)"><draw:text-box><text:p><text:span text:style-name="T4">N</text:span><text:span text:style-name="T4">o</text:span><text:span text:style-name="T4">t</text:span><text:span text:style-name="T4">l</text:span><text:span text:style-name="T4">a</text:span><text:span text:style-name="T4">r</text:span></text:p></draw:text-box></draw:frame></text:p>
            <text:p text:style-name="P1"/>
            <text:p text:style-name="P1"/>
          </table:table-cell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covered-table-cell/>
        </table:table-row>
      </table:table>
      <text:p text:style-name="Standard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26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34M37S</meta:editing-duration>
    <meta:editing-cycles>11</meta:editing-cycles>
    <meta:generator>LibreOffice/7.1.2.2$Linux_X86_64 LibreOffice_project/8a45595d069ef5570103caea1b71cc9d82b2aae4</meta:generator>
    <dc:date>2021-05-10T11:24:45.541963652</dc:date>
    <meta:document-statistic meta:table-count="1" meta:image-count="0" meta:object-count="0" meta:page-count="1" meta:paragraph-count="26" meta:word-count="14" meta:character-count="82" meta:non-whitespace-character-count="77"/>
  </office:meta>
</office:document-meta>
</file>